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1" table:default-cell-style-name="Default"/>
        <table:table-column table:style-name="co1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71" table:default-cell-style-name="Default"/>
        <table:table-column table:style-name="co4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3:29:51.401118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1-26T23:33:28.741981383</dc:date>
    <meta:editing-duration>P4DT16H24M50S</meta:editing-duration>
    <meta:editing-cycles>107</meta:editing-cycles>
    <meta:generator>LibreOffice/6.1.2.1$MacOSX_X86_64 LibreOffice_project/65905a128db06ba48db947242809d14d3f9a93fe</meta:generator>
    <meta:document-statistic meta:table-count="2" meta:cell-count="4828" meta:object-count="0"/>
  </office:meta>
</office:document-meta>
</file>